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1a79" officeooo:paragraph-rsid="00151a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ordenada se ve el lunes</text:p>
      <text:p text:style-name="P1">Scrollbar a pokemon y equipos</text:p>
      <text:p text:style-name="P1">Redimension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08T21:38:25.437000000</dc:date>
    <meta:editing-duration>PT4H6M44S</meta:editing-duration>
    <meta:editing-cycles>7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3" meta:word-count="12" meta:character-count="71" meta:non-whitespace-character-count="62"/>
  </office:meta>
</office:document-meta>
</file>